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10.9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9498806682577564]</text:p>
          </table:table-cell>
          <table:table-cell office:value-type="string" calcext:value-type="string">
            <text:p>[14]</text:p>
          </table:table-cell>
          <table:table-cell office:value-type="float" office:value="0.680752540433757" calcext:value-type="float">
            <text:p>0.680752540433757</text:p>
          </table:table-cell>
          <table:table-cell office:value-type="float" office:value="0.562311262898347" calcext:value-type="float">
            <text:p>0.562311262898347</text:p>
          </table:table-cell>
          <table:table-cell office:value-type="float" office:value="0.73469387755102" calcext:value-type="float">
            <text:p>0.73469387755102</text:p>
          </table:table-cell>
          <table:table-cell office:value-type="float" office:value="0.783243539333129" calcext:value-type="float">
            <text:p>0.783243539333129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773331023331023" calcext:value-type="float">
            <text:p>0.773331023331023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0.604124336172529" calcext:value-type="float">
            <text:p>0.604124336172529</text:p>
          </table:table-cell>
          <table:table-cell office:value-type="float" office:value="0.703296703296703" calcext:value-type="float">
            <text:p>0.703296703296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88732394366197" calcext:value-type="float">
            <text:p>0.788732394366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28400954653938]</text:p>
          </table:table-cell>
          <table:table-cell office:value-type="string" calcext:value-type="string">
            <text:p>[18]</text:p>
          </table:table-cell>
          <table:table-cell office:value-type="float" office:value="0.611601330541885" calcext:value-type="float">
            <text:p>0.611601330541885</text:p>
          </table:table-cell>
          <table:table-cell office:value-type="float" office:value="0.562843653007587" calcext:value-type="float">
            <text:p>0.562843653007587</text:p>
          </table:table-cell>
          <table:table-cell office:value-type="float" office:value="0.60655737704918" calcext:value-type="float">
            <text:p>0.60655737704918</text:p>
          </table:table-cell>
          <table:table-cell office:value-type="float" office:value="0.781174041887257" calcext:value-type="float">
            <text:p>0.781174041887257</text:p>
          </table:table-cell>
          <table:table-cell office:value-type="float" office:value="0.788732394366197" calcext:value-type="float">
            <text:p>0.788732394366197</text:p>
          </table:table-cell>
          <table:table-cell office:value-type="float" office:value="0.759981365012811" calcext:value-type="float">
            <text:p>0.759981365012811</text:p>
          </table:table-cell>
          <table:table-cell office:value-type="float" office:value="0.785185185185185" calcext:value-type="float">
            <text:p>0.785185185185185</text:p>
          </table:table-cell>
          <table:table-cell office:value-type="float" office:value="0.342406262259886" calcext:value-type="float">
            <text:p>0.342406262259886</text:p>
          </table:table-cell>
          <table:table-cell office:value-type="float" office:value="0.373626373626374" calcext:value-type="float">
            <text:p>0.373626373626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140811455847256]</text:p>
          </table:table-cell>
          <table:table-cell office:value-type="string" calcext:value-type="string">
            <text:p>[10]</text:p>
          </table:table-cell>
          <table:table-cell office:value-type="float" office:value="0.610439316395318" calcext:value-type="float">
            <text:p>0.610439316395318</text:p>
          </table:table-cell>
          <table:table-cell office:value-type="float" office:value="0.583861614821367" calcext:value-type="float">
            <text:p>0.583861614821367</text:p>
          </table:table-cell>
          <table:table-cell office:value-type="float" office:value="0.706766917293233" calcext:value-type="float">
            <text:p>0.706766917293233</text:p>
          </table:table-cell>
          <table:table-cell office:value-type="float" office:value="0.780174433685858" calcext:value-type="float">
            <text:p>0.780174433685858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.739787603403652" calcext:value-type="float">
            <text:p>0.739787603403652</text:p>
          </table:table-cell>
          <table:table-cell office:value-type="float" office:value="0.745762711864407" calcext:value-type="float">
            <text:p>0.745762711864407</text:p>
          </table:table-cell>
          <table:table-cell office:value-type="float" office:value="0.337933613670396" calcext:value-type="float">
            <text:p>0.337933613670396</text:p>
          </table:table-cell>
          <table:table-cell office:value-type="float" office:value="0.361702127659574" calcext:value-type="float">
            <text:p>0.361702127659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92307692307692" calcext:value-type="float">
            <text:p>0.7923076923076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16]</text:p>
          </table:table-cell>
          <table:table-cell office:value-type="float" office:value="0.637992792380788" calcext:value-type="float">
            <text:p>0.637992792380788</text:p>
          </table:table-cell>
          <table:table-cell office:value-type="float" office:value="0.494900342587964" calcext:value-type="float">
            <text:p>0.494900342587964</text:p>
          </table:table-cell>
          <table:table-cell office:value-type="float" office:value="0.545454545454546" calcext:value-type="float">
            <text:p>0.545454545454546</text:p>
          </table:table-cell>
          <table:table-cell office:value-type="float" office:value="0.782261935595269" calcext:value-type="float">
            <text:p>0.782261935595269</text:p>
          </table:table-cell>
          <table:table-cell office:value-type="float" office:value="0.792307692307692" calcext:value-type="float">
            <text:p>0.792307692307692</text:p>
          </table:table-cell>
          <table:table-cell office:value-type="float" office:value="0.748728122869111" calcext:value-type="float">
            <text:p>0.748728122869111</text:p>
          </table:table-cell>
          <table:table-cell office:value-type="float" office:value="0.763754045307443" calcext:value-type="float">
            <text:p>0.763754045307443</text:p>
          </table:table-cell>
          <table:table-cell office:value-type="float" office:value="0.52608076847081" calcext:value-type="float">
            <text:p>0.52608076847081</text:p>
          </table:table-cell>
          <table:table-cell office:value-type="float" office:value="0.637362637362637" calcext:value-type="float">
            <text:p>0.637362637362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14]</text:p>
          </table:table-cell>
          <table:table-cell office:value-type="float" office:value="0.70049546800307" calcext:value-type="float">
            <text:p>0.70049546800307</text:p>
          </table:table-cell>
          <table:table-cell office:value-type="float" office:value="0.598419657612957" calcext:value-type="float">
            <text:p>0.598419657612957</text:p>
          </table:table-cell>
          <table:table-cell office:value-type="float" office:value="0.696356275303644" calcext:value-type="float">
            <text:p>0.696356275303644</text:p>
          </table:table-cell>
          <table:table-cell office:value-type="float" office:value="0.829626714116193" calcext:value-type="float">
            <text:p>0.829626714116193</text:p>
          </table:table-cell>
          <table:table-cell office:value-type="float" office:value="0.835913312693499" calcext:value-type="float">
            <text:p>0.835913312693499</text:p>
          </table:table-cell>
          <table:table-cell office:value-type="float" office:value="0.820828955691851" calcext:value-type="float">
            <text:p>0.820828955691851</text:p>
          </table:table-cell>
          <table:table-cell office:value-type="float" office:value="0.84" calcext:value-type="float">
            <text:p>0.84</text:p>
          </table:table-cell>
          <table:table-cell office:value-type="float" office:value="0.55310654459128" calcext:value-type="float">
            <text:p>0.55310654459128</text:p>
          </table:table-cell>
          <table:table-cell office:value-type="float" office:value="0.574162679425837" calcext:value-type="float">
            <text:p>0.574162679425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518518518518519" calcext:value-type="float">
            <text:p>0.5185185185185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379474940334128]</text:p>
          </table:table-cell>
          <table:table-cell office:value-type="string" calcext:value-type="string">
            <text:p>[23]</text:p>
          </table:table-cell>
          <table:table-cell office:value-type="float" office:value="0.300129159565861" calcext:value-type="float">
            <text:p>0.300129159565861</text:p>
          </table:table-cell>
          <table:table-cell office:value-type="float" office:value="0.118376068376068" calcext:value-type="float">
            <text:p>0.118376068376068</text:p>
          </table:table-cell>
          <table:table-cell office:value-type="float" office:value="0.15" calcext:value-type="float">
            <text:p>0.15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0.518518518518519" calcext:value-type="float">
            <text:p>0.518518518518519</text:p>
          </table:table-cell>
          <table:table-cell office:value-type="float" office:value="0.463524130190797" calcext:value-type="float">
            <text:p>0.463524130190797</text:p>
          </table:table-cell>
          <table:table-cell office:value-type="float" office:value="0.509090909090909" calcext:value-type="float">
            <text:p>0.509090909090909</text:p>
          </table:table-cell>
          <table:table-cell office:value-type="float" office:value="0.149228684594538" calcext:value-type="float">
            <text:p>0.149228684594538</text:p>
          </table:table-cell>
          <table:table-cell office:value-type="float" office:value="0.195121951219512" calcext:value-type="float">
            <text:p>0.195121951219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11]</text:p>
          </table:table-cell>
          <table:table-cell office:value-type="float" office:value="0.671358778463278" calcext:value-type="float">
            <text:p>0.671358778463278</text:p>
          </table:table-cell>
          <table:table-cell office:value-type="float" office:value="0.675062792079196" calcext:value-type="float">
            <text:p>0.675062792079196</text:p>
          </table:table-cell>
          <table:table-cell office:value-type="float" office:value="0.688995215311005" calcext:value-type="float">
            <text:p>0.688995215311005</text:p>
          </table:table-cell>
          <table:table-cell office:value-type="float" office:value="0.800770775602205" calcext:value-type="float">
            <text:p>0.800770775602205</text:p>
          </table:table-cell>
          <table:table-cell office:value-type="float" office:value="0.811387900355872" calcext:value-type="float">
            <text:p>0.811387900355872</text:p>
          </table:table-cell>
          <table:table-cell office:value-type="float" office:value="0.689617776644425" calcext:value-type="float">
            <text:p>0.689617776644425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.519983769527287" calcext:value-type="float">
            <text:p>0.519983769527287</text:p>
          </table:table-cell>
          <table:table-cell office:value-type="float" office:value="0.591397849462366" calcext:value-type="float">
            <text:p>0.5913978494623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4817518248175" calcext:value-type="float">
            <text:p>0.8248175182481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4', '6']</text:p>
          </table:table-cell>
          <table:table-cell office:value-type="string" calcext:value-type="string">
            <text:p>[0.8854415274463007, 0.8854415274463007]</text:p>
          </table:table-cell>
          <table:table-cell office:value-type="string" calcext:value-type="string">
            <text:p>[22, 22]</text:p>
          </table:table-cell>
          <table:table-cell office:value-type="float" office:value="0.728766100641563" calcext:value-type="float">
            <text:p>0.728766100641563</text:p>
          </table:table-cell>
          <table:table-cell office:value-type="float" office:value="0.641917541340624" calcext:value-type="float">
            <text:p>0.641917541340624</text:p>
          </table:table-cell>
          <table:table-cell office:value-type="float" office:value="0.663507109004739" calcext:value-type="float">
            <text:p>0.663507109004739</text:p>
          </table:table-cell>
          <table:table-cell office:value-type="float" office:value="0.821302653553535" calcext:value-type="float">
            <text:p>0.82130265355353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819289634285611" calcext:value-type="float">
            <text:p>0.819289634285611</text:p>
          </table:table-cell>
          <table:table-cell office:value-type="float" office:value="0.824817518248175" calcext:value-type="float">
            <text:p>0.824817518248175</text:p>
          </table:table-cell>
          <table:table-cell office:value-type="float" office:value="0.632554573386481" calcext:value-type="float">
            <text:p>0.632554573386481</text:p>
          </table:table-cell>
          <table:table-cell office:value-type="float" office:value="0.682242990654206" calcext:value-type="float">
            <text:p>0.682242990654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6720257234727" calcext:value-type="float">
            <text:p>0.8167202572347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, '5']</text:p>
          </table:table-cell>
          <table:table-cell office:value-type="string" calcext:value-type="string">
            <text:p>[0.8639618138424822, 0.8639618138424822]</text:p>
          </table:table-cell>
          <table:table-cell office:value-type="string" calcext:value-type="string">
            <text:p>[3, 3]</text:p>
          </table:table-cell>
          <table:table-cell office:value-type="float" office:value="0.678268563809356" calcext:value-type="float">
            <text:p>0.678268563809356</text:p>
          </table:table-cell>
          <table:table-cell office:value-type="float" office:value="0.629652420937417" calcext:value-type="float">
            <text:p>0.629652420937417</text:p>
          </table:table-cell>
          <table:table-cell office:value-type="float" office:value="0.689075630252101" calcext:value-type="float">
            <text:p>0.689075630252101</text:p>
          </table:table-cell>
          <table:table-cell office:value-type="float" office:value="0.800445300180862" calcext:value-type="float">
            <text:p>0.800445300180862</text:p>
          </table:table-cell>
          <table:table-cell office:value-type="float" office:value="0.802507836990596" calcext:value-type="float">
            <text:p>0.802507836990596</text:p>
          </table:table-cell>
          <table:table-cell office:value-type="float" office:value="0.704706535690729" calcext:value-type="float">
            <text:p>0.704706535690729</text:p>
          </table:table-cell>
          <table:table-cell office:value-type="float" office:value="0.816720257234727" calcext:value-type="float">
            <text:p>0.816720257234727</text:p>
          </table:table-cell>
          <table:table-cell office:value-type="float" office:value="0.578269998428414" calcext:value-type="float">
            <text:p>0.578269998428414</text:p>
          </table:table-cell>
          <table:table-cell office:value-type="float" office:value="0.623762376237624" calcext:value-type="float">
            <text:p>0.623762376237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8314606741573" calcext:value-type="float">
            <text:p>0.8483146067415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5]</text:p>
          </table:table-cell>
          <table:table-cell office:value-type="float" office:value="0.707016107169467" calcext:value-type="float">
            <text:p>0.707016107169467</text:p>
          </table:table-cell>
          <table:table-cell office:value-type="float" office:value="0.577163797202582" calcext:value-type="float">
            <text:p>0.577163797202582</text:p>
          </table:table-cell>
          <table:table-cell office:value-type="float" office:value="0.579881656804734" calcext:value-type="float">
            <text:p>0.579881656804734</text:p>
          </table:table-cell>
          <table:table-cell office:value-type="float" office:value="0.846874099683089" calcext:value-type="float">
            <text:p>0.846874099683089</text:p>
          </table:table-cell>
          <table:table-cell office:value-type="float" office:value="0.848314606741573" calcext:value-type="float">
            <text:p>0.848314606741573</text:p>
          </table:table-cell>
          <table:table-cell office:value-type="float" office:value="0.832781110546776" calcext:value-type="float">
            <text:p>0.832781110546776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571245421245421" calcext:value-type="float">
            <text:p>0.571245421245421</text:p>
          </table:table-cell>
          <table:table-cell office:value-type="float" office:value="0.573076923076923" calcext:value-type="float">
            <text:p>0.5730769230769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69333333333333" calcext:value-type="float">
            <text:p>0.869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, '1']</text:p>
          </table:table-cell>
          <table:table-cell office:value-type="string" calcext:value-type="string">
            <text:p>[0.8830548926014321, 0.8830548926014321]</text:p>
          </table:table-cell>
          <table:table-cell office:value-type="string" calcext:value-type="string">
            <text:p>[6, 6]</text:p>
          </table:table-cell>
          <table:table-cell office:value-type="float" office:value="0.738119042599637" calcext:value-type="float">
            <text:p>0.738119042599637</text:p>
          </table:table-cell>
          <table:table-cell office:value-type="float" office:value="0.613848456495776" calcext:value-type="float">
            <text:p>0.613848456495776</text:p>
          </table:table-cell>
          <table:table-cell office:value-type="float" office:value="0.614503816793893" calcext:value-type="float">
            <text:p>0.614503816793893</text:p>
          </table:table-cell>
          <table:table-cell office:value-type="float" office:value="0.867317884729649" calcext:value-type="float">
            <text:p>0.867317884729649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859085427898059" calcext:value-type="float">
            <text:p>0.859085427898059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612224401275065" calcext:value-type="float">
            <text:p>0.612224401275065</text:p>
          </table:table-cell>
          <table:table-cell office:value-type="float" office:value="0.614545454545455" calcext:value-type="float">
            <text:p>0.6145454545454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69318181818182" calcext:value-type="float">
            <text:p>0.8693181818181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6]</text:p>
          </table:table-cell>
          <table:table-cell office:value-type="float" office:value="0.725003103368721" calcext:value-type="float">
            <text:p>0.725003103368721</text:p>
          </table:table-cell>
          <table:table-cell office:value-type="float" office:value="0.580438429085548" calcext:value-type="float">
            <text:p>0.580438429085548</text:p>
          </table:table-cell>
          <table:table-cell office:value-type="float" office:value="0.584795321637427" calcext:value-type="float">
            <text:p>0.584795321637427</text:p>
          </table:table-cell>
          <table:table-cell office:value-type="float" office:value="0.858672893290957" calcext:value-type="float">
            <text:p>0.858672893290957</text:p>
          </table:table-cell>
          <table:table-cell office:value-type="float" office:value="0.862637362637363" calcext:value-type="float">
            <text:p>0.862637362637363</text:p>
          </table:table-cell>
          <table:table-cell office:value-type="float" office:value="0.85245078995079" calcext:value-type="float">
            <text:p>0.85245078995079</text:p>
          </table:table-cell>
          <table:table-cell office:value-type="float" office:value="0.869318181818182" calcext:value-type="float">
            <text:p>0.869318181818182</text:p>
          </table:table-cell>
          <table:table-cell office:value-type="float" office:value="0.608450301147591" calcext:value-type="float">
            <text:p>0.608450301147591</text:p>
          </table:table-cell>
          <table:table-cell office:value-type="float" office:value="0.651162790697674" calcext:value-type="float">
            <text:p>0.6511627906976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20338983050847" calcext:value-type="float">
            <text:p>0.8203389830508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7]</text:p>
          </table:table-cell>
          <table:table-cell office:value-type="float" office:value="0.674851721750879" calcext:value-type="float">
            <text:p>0.674851721750879</text:p>
          </table:table-cell>
          <table:table-cell office:value-type="float" office:value="0.575369385953762" calcext:value-type="float">
            <text:p>0.575369385953762</text:p>
          </table:table-cell>
          <table:table-cell office:value-type="float" office:value="0.608294930875576" calcext:value-type="float">
            <text:p>0.608294930875576</text:p>
          </table:table-cell>
          <table:table-cell office:value-type="float" office:value="0.812606825888483" calcext:value-type="float">
            <text:p>0.812606825888483</text:p>
          </table:table-cell>
          <table:table-cell office:value-type="float" office:value="0.820338983050847" calcext:value-type="float">
            <text:p>0.820338983050847</text:p>
          </table:table-cell>
          <table:table-cell office:value-type="float" office:value="0.787155788738085" calcext:value-type="float">
            <text:p>0.787155788738085</text:p>
          </table:table-cell>
          <table:table-cell office:value-type="float" office:value="0.796238244514107" calcext:value-type="float">
            <text:p>0.796238244514107</text:p>
          </table:table-cell>
          <table:table-cell office:value-type="float" office:value="0.524274886423186" calcext:value-type="float">
            <text:p>0.524274886423186</text:p>
          </table:table-cell>
          <table:table-cell office:value-type="float" office:value="0.582010582010582" calcext:value-type="float">
            <text:p>0.582010582010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5207100591716" calcext:value-type="float">
            <text:p>0.852071005917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06682577565632]</text:p>
          </table:table-cell>
          <table:table-cell office:value-type="string" calcext:value-type="string">
            <text:p>[6]</text:p>
          </table:table-cell>
          <table:table-cell office:value-type="float" office:value="0.708365258400133" calcext:value-type="float">
            <text:p>0.708365258400133</text:p>
          </table:table-cell>
          <table:table-cell office:value-type="float" office:value="0.671348951533523" calcext:value-type="float">
            <text:p>0.671348951533523</text:p>
          </table:table-cell>
          <table:table-cell office:value-type="float" office:value="0.729824561403509" calcext:value-type="float">
            <text:p>0.729824561403509</text:p>
          </table:table-cell>
          <table:table-cell office:value-type="float" office:value="0.843547478162863" calcext:value-type="float">
            <text:p>0.843547478162863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729516914590852" calcext:value-type="float">
            <text:p>0.729516914590852</text:p>
          </table:table-cell>
          <table:table-cell office:value-type="float" office:value="0.827380952380952" calcext:value-type="float">
            <text:p>0.827380952380952</text:p>
          </table:table-cell>
          <table:table-cell office:value-type="float" office:value="0.589047689313293" calcext:value-type="float">
            <text:p>0.589047689313293</text:p>
          </table:table-cell>
          <table:table-cell office:value-type="float" office:value="0.653386454183267" calcext:value-type="float">
            <text:p>0.6533864541832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801369863013699" calcext:value-type="float">
            <text:p>0.8013698630136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7]</text:p>
          </table:table-cell>
          <table:table-cell office:value-type="float" office:value="0.671538294237513" calcext:value-type="float">
            <text:p>0.671538294237513</text:p>
          </table:table-cell>
          <table:table-cell office:value-type="float" office:value="0.570973208981875" calcext:value-type="float">
            <text:p>0.570973208981875</text:p>
          </table:table-cell>
          <table:table-cell office:value-type="float" office:value="0.633165829145729" calcext:value-type="float">
            <text:p>0.633165829145729</text:p>
          </table:table-cell>
          <table:table-cell office:value-type="float" office:value="0.789869181160474" calcext:value-type="float">
            <text:p>0.789869181160474</text:p>
          </table:table-cell>
          <table:table-cell office:value-type="float" office:value="0.801369863013699" calcext:value-type="float">
            <text:p>0.801369863013699</text:p>
          </table:table-cell>
          <table:table-cell office:value-type="float" office:value="0.790008345767559" calcext:value-type="float">
            <text:p>0.790008345767559</text:p>
          </table:table-cell>
          <table:table-cell office:value-type="float" office:value="0.801369863013699" calcext:value-type="float">
            <text:p>0.801369863013699</text:p>
          </table:table-cell>
          <table:table-cell office:value-type="float" office:value="0.535302441040146" calcext:value-type="float">
            <text:p>0.535302441040146</text:p>
          </table:table-cell>
          <table:table-cell office:value-type="float" office:value="0.585858585858586" calcext:value-type="float">
            <text:p>0.5858585858585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656313171850748" calcext:value-type="float">
            <text:p>0.656313171850748</text:p>
          </table:table-cell>
          <table:table-cell table:formula="of:=AVERAGE([.J2:.J16])" office:value-type="float" office:value="0.563765838860973" calcext:value-type="float">
            <text:p>0.563765838860973</text:p>
          </table:table-cell>
          <table:table-cell table:formula="of:=AVERAGE([.K2:.K16])" office:value-type="float" office:value="0.615458204258689" calcext:value-type="float">
            <text:p>0.615458204258689</text:p>
          </table:table-cell>
          <table:table-cell table:formula="of:=AVERAGE([.L2:.L16])" office:value-type="float" office:value="0.791151700798124" calcext:value-type="float">
            <text:p>0.791151700798124</text:p>
          </table:table-cell>
          <table:table-cell table:formula="of:=AVERAGE([.M2:.M16])" office:value-type="float" office:value="0.8004851149153" calcext:value-type="float">
            <text:p>0.8004851149153</text:p>
          </table:table-cell>
          <table:table-cell table:formula="of:=AVERAGE([.N2:.N16])" office:value-type="float" office:value="0.758052901640809" calcext:value-type="float">
            <text:p>0.758052901640809</text:p>
          </table:table-cell>
          <table:table-cell table:formula="of:=AVERAGE([.O2:.O16])" office:value-type="float" office:value="0.793917417495099" calcext:value-type="float">
            <text:p>0.793917417495099</text:p>
          </table:table-cell>
          <table:table-cell table:formula="of:=AVERAGE([.P2:.P16])" office:value-type="float" office:value="0.512282246103088" calcext:value-type="float">
            <text:p>0.512282246103088</text:p>
          </table:table-cell>
          <table:table-cell table:formula="of:=AVERAGE([.Q2:.Q16])" office:value-type="float" office:value="0.560181098621155" calcext:value-type="float">
            <text:p>0.56018109862115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803216254207352" calcext:value-type="float">
            <text:p>0.80321625420735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518518518518519" calcext:value-type="float">
            <text:p>0.51851851851851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69333333333333" calcext:value-type="float">
            <text:p>0.86933333333333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835435328908633" calcext:value-type="float">
            <text:p>0.083543532890863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H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27:07.276835046</dc:date>
    <meta:editing-duration>PT1M45S</meta:editing-duration>
    <meta:editing-cycles>2</meta:editing-cycles>
    <meta:generator>LibreOffice/6.0.7.3$Linux_X86_64 LibreOffice_project/00m0$Build-3</meta:generator>
    <meta:document-statistic meta:table-count="1" meta:cell-count="289" meta:object-count="0"/>
  </office:meta>
</office:document-meta>
</file>